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fo:language="ro" fo:country="RO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7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Recenzie</text:p>
      <text:p text:style-name="Standard"><text:span text:style-name="T3">la teza de master</text:span><text:span text:style-name="T4"><text:s text:c="2"/></text:span><text:span text:style-name="T5">Aplicarea proceselor Markoviene la estimarea parametr</text:span><text:span text:style-name="T6">ilor latenți î</text:span><text:span text:style-name="T7">n modele economice</text:span><text:span text:style-name="T8"><text:s text:c="2"/></text:span><text:span text:style-name="T9">a masterandului anului II al Universității de Stat din Moldova,<text:s/></text:span><text:span text:style-name="T10">F</text:span><text:span text:style-name="T11">acultatea</text:span><text:span text:style-name="T12"><text:s/>de<text:s/></text:span><text:span text:style-name="T13">M</text:span><text:span text:style-name="T14">atematică şi<text:s/></text:span><text:span text:style-name="T15">I</text:span><text:span text:style-name="T16">nformatică</text:span><text:span text:style-name="T17">,<text:s/></text:span><text:span text:style-name="T18">Departamentul Matematici Fundamentale</text:span><text:span text:style-name="T19">, ADRIAN VRABIE</text:span></text:p>
      <text:p text:style-name="P20"/>
      <text:p text:style-name="P21"/>
      <text:p text:style-name="P22"/>
      <text:p text:style-name="P23">Teza este dedicată<text:s/>studieriii proceselor Markov și applicarii acestora la modelarea diverselor procese economice. Resultatele de bază<text:s/>re refera la<text:s/>elaborarea<text:s/><text:s/>metodologiei de estimarea coeficienţilor latenţi a matricei de tranziţie între stări în modelele<text:s/>dinamice stochastice.</text:p>
      <text:p text:style-name="P24">În primul capitol al tezei este argumentată actualitatea temei prin prisma unei analize ample a aplicabilităţii proceselor Marcoviene, este<text:s/>formulat modelul matematic generic<text:s/>și sunt analizate diverse abordari de determinare a caracteristicilor probabilostice de bază.</text:p>
      <text:p text:style-name="P25">În<text:s/>capitolul 2<text:s/>a tezei sunt exemplificate procesele Markoviene discrete precum şi procesele Markoviene cu stări continue ce se utilizează la prognozarea profitabilităţii <text:s/>proiectelor investiţionale,<text:s/>in special dîn domeniul petrolier,<text:s/><text:s/>simularea funcţiei densităţii probabilistice pentru capitalul<text:s/>din modelul de avengură Solow-Swan.</text:p>
      <text:p text:style-name="P26">În capitolul 3 al tezei un rezultat important il<text:s/>constituie expunerea şi modificarea algoritmelor Viterbi şi Baum-Welch pentru estimarea cea mai probabilă atât a probabilităţilor posterioare de emisie, <text:s/>de tranzitie între stări precum si<text:s/>reestimarea probabilităţilor iniţiale a stărilor în modelul HMM. Drept exemplu este adus aplicabilitatea algoritmului Baum-Welch în determinarea stărilor care generează o anumită secvenţă de nucleotide în ADN-ul uman.</text:p>
      <text:p text:style-name="P27"/>
      <text:p text:style-name="P28">Teza prezintă atât interes teoretic<text:s/>cât şi aplicativ, corespunde cerinţelor contemporane înaintate pentru tezele de masterat şi merită nota 10.</text:p>
      <text:p text:style-name="P29"/>
      <text:p text:style-name="P30"/>
      <text:p text:style-name="P31"/>
      <text:p text:style-name="P32">Doctor habilitat in științe fizico-matematice,</text:p>
      <text:p text:style-name="P33">Profesor universitar, Academician <text:s text:c="56"/>Gheorghe Mișcoi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6-05-26T12:30:00Z</meta:creation-date>
    <dc:date>2016-05-26T10:35:00Z</dc:date>
    <meta:template xlink:href="Normal.dotm" xlink:type="simple"/>
    <meta:editing-cycles>2</meta:editing-cycles>
    <meta:editing-duration>PT2340S</meta:editing-duration>
    <meta:document-statistic meta:page-count="1" meta:paragraph-count="3" meta:word-count="285" meta:character-count="1912" meta:row-count="13" meta:non-whitespace-character-count="1630"/>
  </office:meta>
</office:document-meta>
</file>